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pacity Battery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string" calcext:value-type="string">
            <text:p>Current Deep Sleep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Working Day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umption MOSF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7ma with apds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926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SP32 alone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22:16:13.120386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23:00:42.117011043</meta:creation-date>
    <dc:date>2021-08-14T00:31:12.433154322</dc:date>
    <meta:editing-duration>PT2H49M17S</meta:editing-duration>
    <meta:editing-cycles>4</meta:editing-cycles>
    <meta:generator>LibreOffice/6.4.6.2$Linux_X86_64 LibreOffice_project/40$Build-2</meta:generator>
    <meta:document-statistic meta:table-count="1" meta:cell-count="19" meta:object-count="0"/>
  </office:meta>
</office:document-meta>
</file>